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Hiragino Kaku Gothic ProN', 'ヒラギノ角ゴ ProN W3', Meiryo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ucida Grande" fo:font-size="9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ucida Grande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G Maker MV</text:p>
      <text:p text:style-name="Standard"/>
      <text:h text:style-name="Heading_20_1" text:outline-level="1">Sprache umstellen</text:h>
      <text:p text:style-name="Text_20_body">Datei bearbeiten, en für englisch:</text:p>
      <text:p text:style-name="Text_20_body">D:\Programs\steamapps\common\RPG Maker MV\Locale</text:p>
      <text:p text:style-name="Text_20_body"/>
      <text:h text:style-name="Heading_20_1" text:outline-level="1">Region-Definition</text:h>
      <text:p text:style-name="Text_20_body">Common_event1 evaluates posion of player and Region he is actually. Those are written to variables.</text:p>
      <text:p text:style-name="Text_20_body">Add an Autorun event in the map the checks variables and decide what to do.</text:p>
      <text:p text:style-name="Text_20_body"/>
      <text:p text:style-name="Standard">used in the game:</text:p>
      <text:p text:style-name="Standard"/>
      <text:p text:style-name="Standard">1<text:tab/>blocked for party</text:p>
      <text:p text:style-name="Standard"/>
      <text:p text:style-name="Standard">32<text:tab/>force party to tear off cloth</text:p>
      <text:p text:style-name="Standard"/>
      <text:h text:style-name="Heading_20_1" text:outline-level="1">Switches</text:h>
      <text:p text:style-name="Standard"/>
      <text:h text:style-name="Heading_20_1" text:outline-level="1">Text-Color</text:h>
      <text:p text:style-name="Standard">where is this defined ?</text:p>
      <text:p text:style-name="Standard"/>
      <text:p text:style-name="Standard">\C[0]<text:tab/>white<text:tab/><text:tab/><text:tab/>normal text</text:p>
      <text:p text:style-name="Standard">\C[1]<text:tab/>cyan</text:p>
      <text:p text:style-name="Standard">\C[2]<text:tab/>orange</text:p>
      <text:p text:style-name="Standard">\C[3]<text:tab/>light green</text:p>
      <text:p text:style-name="Standard">\C[4]<text:tab/>light blue<text:tab/><text:tab/>important text</text:p>
      <text:p text:style-name="Standard">\C[5]<text:tab/>light violett</text:p>
      <text:p text:style-name="Standard">\C[6]<text:tab/>light yellow</text:p>
      <text:p text:style-name="Standard">\C[7]<text:tab/>dark yellow</text:p>
      <text:p text:style-name="Standard">\C[8]<text:tab/>gray</text:p>
      <text:p text:style-name="Standard">\C[9]<text:tab/>dark blue</text:p>
      <text:p text:style-name="Standard">\C[10]<text:tab/>red</text:p>
      <text:p text:style-name="Standard">\C[11]<text:tab/>green</text:p>
      <text:p text:style-name="Standard">\C[12]<text:tab/>blue</text:p>
      <text:p text:style-name="Standard">\C[13]<text:tab/>violatt</text:p>
      <text:p text:style-name="Standard">\C[14]<text:tab/>yellow</text:p>
      <text:p text:style-name="Standard"/>
      <text:p text:style-name="Standard"/>
      <text:h text:style-name="Heading_20_1" text:outline-level="1"><text:soft-page-break/>Character-Animations</text:h>
      <text:p text:style-name="Standard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6169058398413673927" text:style-name="L1">
        <text:list-item>
          <text:p text:style-name="P4">It is possible treat 1 character as 1 file by including "$" at the beginning of the file name.</text:p>
        </text:list-item>
        <text:list-item>
          <text:p text:style-name="P4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">It is also possible to use the "$" and "!" special characters together.</text:p>
        </text:list-item>
      </text:list>
      <text:p text:style-name="P3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Heading_20_1" text:outline-level="1">Animation Patterns (img/animations)</text:h>
      <text:p text:style-name="P2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Hiragino Kaku Gothic ProN', 'ヒラギノ角ゴ ProN W3', Meiryo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03T18:45:40.98</dc:date>
    <dc:creator>jk jk</dc:creator>
    <meta:editing-duration>PT7H12M52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2" meta:paragraph-count="36" meta:word-count="365" meta:character-count="2067"/>
  </office:meta>
</office:document-meta>
</file>